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997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3.0785in" style:rel-column-width="4433*"/>
    </style:style>
    <style:style style:name="Table10.B" style:family="table-column">
      <style:table-column-properties style:column-width="3.7701in" style:rel-column-width="5429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ourier 10 Pitch"/>
    </style:style>
    <style:style style:name="P2" style:family="paragraph" style:parent-style-name="Table_20_Contents">
      <style:text-properties style:font-name="Courier 10 Pitch"/>
    </style:style>
    <style:style style:name="T1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++ Cheat Sheet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Bare minimum program</text:h>
            <text:p text:style-name="P2">int main()</text:p>
            <text:p text:style-name="P2">{</text:p>
            <text:p text:style-name="P2"><text:tab/>return 0;</text:p>
            <text:p text:style-name="P2">}</text:p>
          </table:table-cell>
        </table:table-row>
        <table:table-row>
          <table:table-cell table:style-name="Table1.A2" office:value-type="string">
            <text:h text:style-name="Heading_20_3" text:outline-level="3">Declaring variables</text:h>
            <text:p text:style-name="P2">int main()</text:p>
            <text:p text:style-name="P2">{</text:p>
            <text:p text:style-name="P2"><text:tab/>int number<text:tab/><text:tab/><text:tab/>= 20;</text:p>
            <text:p text:style-name="P2"><text:tab/>float price<text:tab/><text:tab/><text:tab/>= 2.99;</text:p>
            <text:p text:style-name="P2"><text:tab/>char singleCharacter<text:tab/>= 'a';</text:p>
            <text:p text:style-name="P2"><text:tab/>bool trueOrFalse<text:tab/><text:tab/>= false;</text:p>
            <text:p text:style-name="P2"><text:tab/></text:p>
            <text:p text:style-name="P2"><text:tab/>return 0;</text:p>
            <text:p text:style-name="P2">}</text:p>
          </table:table-cell>
        </table:table-row>
        <table:table-row>
          <table:table-cell table:style-name="Table1.A2" office:value-type="string">
            <text:h text:style-name="Heading_20_3" text:outline-level="3">Console Input/Output</text:h>
            <text:p text:style-name="P2">#include &lt;iostream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int number;</text:p>
            <text:p text:style-name="P2"/>
            <text:p text:style-name="P2"><text:tab/>cout &lt;&lt; "What is your favorite number? ";</text:p>
            <text:p text:style-name="P2"><text:tab/>cin &gt;&gt; number;</text:p>
            <text:p text:style-name="P2"/>
            <text:p text:style-name="P2"><text:tab/>cout &lt;&lt; number &lt;&lt; " is a great number!" &lt;&lt; endl;</text:p>
            <text:p text:style-name="P2"/>
            <text:p text:style-name="P2"><text:tab/>return 0;</text:p>
            <text:p text:style-name="P2">}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String library</text:h>
            <text:p text:style-name="P2">#include &lt;iostream&gt;</text:p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name;</text:p>
            <text:p text:style-name="P2"/>
            <text:p text:style-name="P2"><text:tab/>cout &lt;&lt; "What is your name? ";</text:p>
            <text:p text:style-name="P2"><text:tab/>cin &gt;&gt; name;</text:p>
            <text:p text:style-name="P2"/>
            <text:p text:style-name="P2"><text:tab/>cout &lt;&lt; "Your name is " &lt;&lt; name &lt;&lt; endl;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2.A2" office:value-type="string">
            <text:h text:style-name="Heading_20_3" text:outline-level="3">String concatenation</text:h>
            <text:p text:style-name="P2">#include &lt;iostream&gt;</text:p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firstName, lastName;</text:p>
            <text:p text:style-name="P2"/>
            <text:p text:style-name="P2"><text:tab/>cout &lt;&lt; "What is your first name? ";</text:p>
            <text:p text:style-name="P2"><text:tab/>cin &gt;&gt; firstName;</text:p>
            <text:p text:style-name="P2"/>
            <text:p text:style-name="P2"><text:tab/>cout &lt;&lt; "What is your last name? ";</text:p>
            <text:p text:style-name="P2"><text:tab/>cin &gt;&gt; lastName;</text:p>
            <text:p text:style-name="P2"/>
            <text:p text:style-name="P2"><text:tab/>string fullName = lastName + ", " + firstName;</text:p>
            <text:p text:style-name="P2"/>
            <text:p text:style-name="P2"><text:tab/>cout &lt;&lt; "Welcome, " &lt;&lt; fullName &lt;&lt; "!" &lt;&lt; endl;</text:p>
            <text:p text:style-name="P2"/>
            <text:p text:style-name="P2"><text:tab/>return 0;</text:p>
            <text:p text:style-name="P2">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3" text:outline-level="3">Simple Math</text:h>
            <text:p text:style-name="P2">#include &lt;iostream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int number1, number2;</text:p>
            <text:p text:style-name="P2"/>
            <text:p text:style-name="P2"><text:tab/>cout &lt;&lt; "Number 1? ";</text:p>
            <text:p text:style-name="P2"><text:tab/>cin &gt;&gt; number1;</text:p>
            <text:p text:style-name="P2"/>
            <text:p text:style-name="P2"><text:tab/>cout &lt;&lt; "Number 2? ";</text:p>
            <text:p text:style-name="P2"><text:tab/>cin &gt;&gt; number2;</text:p>
            <text:p text:style-name="P2"/>
            <text:p text:style-name="P2"><text:tab/>int sum = number1 + number2;</text:p>
            <text:p text:style-name="P2"/>
            <text:p text:style-name="P2"><text:tab/>cout &lt;&lt; number1 &lt;&lt; " + " &lt;&lt; number2 &lt;&lt; " = " &lt;&lt; sum &lt;&lt; endl;</text:p>
            <text:p text:style-name="P2"/>
            <text:p text:style-name="P2"><text:tab/>return 0;</text:p>
            <text:p text:style-name="P2">}</text:p>
            <text:p text:style-name="P2"/>
            <text:p text:style-name="P2">// Addition: <text:tab/><text:tab/>+</text:p>
            <text:p text:style-name="P2">// Subtraction: <text:tab/>-</text:p>
            <text:p text:style-name="P2">// Multiplication:<text:tab/>*</text:p>
            <text:p text:style-name="P2">// Division:<text:tab/><text:tab/>/</text:p>
          </table:table-cell>
        </table:table-row>
        <table:table-row>
          <table:table-cell table:style-name="Table3.A2" office:value-type="string">
            <text:h text:style-name="Heading_20_3" text:outline-level="3">If Format</text:h>
            <text:p text:style-name="P2">if ( condition )</text:p>
            <text:p text:style-name="P2">{</text:p>
            <text:p text:style-name="P2"><text:tab/>// ...</text:p>
            <text:p text:style-name="P2">}</text:p>
            <text:p text:style-name="P2"/>
            <text:p text:style-name="P2">else if ( second condition )</text:p>
            <text:p text:style-name="P2">{</text:p>
            <text:p text:style-name="P2"><text:tab/>// ...</text:p>
            <text:p text:style-name="P2">}</text:p>
            <text:p text:style-name="P2"/>
            <text:p text:style-name="P2">else </text:p>
            <text:p text:style-name="P2">{</text:p>
            <text:p text:style-name="P2"><text:tab/>// ...</text:p>
            <text:p text:style-name="P2">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3" text:outline-level="3">Just If Statements</text:h>
            <text:p text:style-name="P2">int main()</text:p>
            <text:p text:style-name="P2">{</text:p>
            <text:p text:style-name="P2"><text:tab/>int age = 10;</text:p>
            <text:p text:style-name="P2"/>
            <text:p text:style-name="P2"><text:tab/>bool canDrink = false;</text:p>
            <text:p text:style-name="P2"><text:tab/>bool canVote = false;</text:p>
            <text:p text:style-name="P2"><text:tab/>bool canDrive = false;</text:p>
            <text:p text:style-name="P2"/>
            <text:p text:style-name="P2"><text:tab/>if ( age &gt;= 21 )</text:p>
            <text:p text:style-name="P2"><text:tab/>{</text:p>
            <text:p text:style-name="P2"><text:tab/><text:tab/>canDrink = true;</text:p>
            <text:p text:style-name="P2"><text:tab/>}</text:p>
            <text:p text:style-name="P2"/>
            <text:p text:style-name="P2"><text:tab/>if ( age &gt;= 18 )</text:p>
            <text:p text:style-name="P2"><text:tab/>{</text:p>
            <text:p text:style-name="P2"><text:tab/><text:tab/>canVote = true;</text:p>
            <text:p text:style-name="P2"><text:tab/>}</text:p>
            <text:p text:style-name="P2"/>
            <text:p text:style-name="P2"><text:tab/>if ( age &gt;= 16 )</text:p>
            <text:p text:style-name="P2"><text:tab/>{</text:p>
            <text:p text:style-name="P2"><text:tab/><text:tab/>canDrive = true;</text:p>
            <text:p text:style-name="P2"><text:tab/>}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4.A2" office:value-type="string">
            <text:h text:style-name="Heading_20_3" text:outline-level="3">While Loop Format</text:h>
            <text:p text:style-name="P2">while ( condition )</text:p>
            <text:p text:style-name="P2">{</text:p>
            <text:p text:style-name="P2"><text:tab/>// This happens while the condition is true</text:p>
            <text:p text:style-name="P2">}</text:p>
          </table:table-cell>
        </table:table-row>
        <table:table-row>
          <table:table-cell table:style-name="Table4.A2" office:value-type="string">
            <text:h text:style-name="Heading_20_3" text:outline-level="3">Do While Loop Format</text:h>
            <text:p text:style-name="P2">do</text:p>
            <text:p text:style-name="P2">{</text:p>
            <text:p text:style-name="P2"><text:tab/>// This happens at least once,</text:p>
            <text:p text:style-name="P2"><text:tab/>// and if the condition is true then</text:p>
            <text:p text:style-name="P2"><text:tab/>// it continues looping. Otherwise,</text:p>
            <text:p text:style-name="P2"><text:tab/>// it moves on.</text:p>
            <text:p text:style-name="P2">} while ( condition );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h text:style-name="Heading_20_3" text:outline-level="3">Creating a 1-Dimensional Array, Manually setting values</text:h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words[5];</text:p>
            <text:p text:style-name="P2"><text:tab/>words[0] = "Aardvark";</text:p>
            <text:p text:style-name="P2"><text:tab/>words[1] = "Butterfly";</text:p>
            <text:p text:style-name="P2"><text:tab/>words[2] = "Cat";</text:p>
            <text:p text:style-name="P2"><text:tab/>words[3] = "Dog";</text:p>
            <text:p text:style-name="P2"><text:tab/>words[4] = "Elephant";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5.A2" office:value-type="string">
            <text:h text:style-name="Heading_20_3" text:outline-level="3">Creating a 1-Dimensional Array, Initializing values</text:h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words[] = { "Aardvark", "Butterfly", "Cat", "Dog", <text:tab/><text:tab/>"Elephant" };</text:p>
            <text:p text:style-name="P2"/>
            <text:p text:style-name="P2"><text:tab/>return 0;</text:p>
            <text:p text:style-name="P2"><text:span text:style-name="T1">}</text:span></text:p>
          </table:table-cell>
        </table:table-row>
        <table:table-row>
          <table:table-cell table:style-name="Table5.A2" office:value-type="string">
            <text:h text:style-name="Heading_20_3" text:outline-level="3">Creating an n-Dimensional Array</text:h>
            <text:p text:style-name="P2">int matrix[2][3];</text:p>
            <text:p text:style-name="P2">float prices[3][5][10];</text:p>
            <text:p text:style-name="Table_20_Contents"/>
            <text:p text:style-name="Table_20_Contents">etc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h text:style-name="Heading_20_3" text:outline-level="3">Output elements of an array (manually)</text:h>
            <text:p text:style-name="P2">#include &lt;iostream&gt;</text:p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animals[] = { "Aardvark", "Butterfly", "Cat", "Dog", <text:tab/><text:tab/>"Elephant" };</text:p>
            <text:p text:style-name="P2"/>
            <text:p text:style-name="P2"><text:tab/>cout &lt;&lt; animals[0] &lt;&lt; endl;</text:p>
            <text:p text:style-name="P2"><text:tab/>cout &lt;&lt; animals[1] &lt;&lt; endl;</text:p>
            <text:p text:style-name="P2"><text:tab/>cout &lt;&lt; animals[2] &lt;&lt; endl;</text:p>
            <text:p text:style-name="P2"><text:tab/>cout &lt;&lt; animals[3] &lt;&lt; endl;</text:p>
            <text:p text:style-name="P2"><text:tab/>cout &lt;&lt; animals[4] &lt;&lt; endl;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6.A2" office:value-type="string">
            <text:h text:style-name="Heading_20_3" text:outline-level="3">Output elements of an array, with a for loop</text:h>
            <text:p text:style-name="P2">#include &lt;iostream&gt;</text:p>
            <text:p text:style-name="P2">#include &lt;string&gt;</text:p>
            <text:p text:style-name="P2">using namespace std;</text:p>
            <text:p text:style-name="P2"/>
            <text:p text:style-name="P2">int main()</text:p>
            <text:p text:style-name="P2">{</text:p>
            <text:p text:style-name="P2"><text:tab/>string animals[] = { "Aardvark", "Butterfly", "Cat", "Dog", <text:tab/><text:tab/>"Elephant" };</text:p>
            <text:p text:style-name="P2"/>
            <text:p text:style-name="P2"><text:tab/>for ( int i = 0; i &lt; 5; i++ )</text:p>
            <text:p text:style-name="P2"><text:tab/>{</text:p>
            <text:p text:style-name="P2"><text:tab/><text:tab/>cout &lt;&lt; "Animal #" &lt;&lt; i &lt;&lt; " is " &lt;&lt; animals[i] &lt;&lt; endl;</text:p>
            <text:p text:style-name="P2"><text:tab/>}</text:p>
            <text:p text:style-name="P2"/>
            <text:p text:style-name="P2"><text:tab/>return 0;</text:p>
            <text:p text:style-name="P2">}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h text:style-name="Heading_20_3" text:outline-level="3">Void function with no parameters</text:h>
            <text:p text:style-name="P2">#include &lt;iostream&gt;</text:p>
            <text:p text:style-name="P2">using namespace std;</text:p>
            <text:p text:style-name="P2"/>
            <text:p text:style-name="P2">void OutputMenu()</text:p>
            <text:p text:style-name="P2">{</text:p>
            <text:p text:style-name="P2"><text:tab/>cout &lt;&lt; "WELCOME!" &lt;&lt; endl;</text:p>
            <text:p text:style-name="P2"><text:tab/>cout &lt;&lt; "1. Add Numbers" &lt;&lt; endl;</text:p>
            <text:p text:style-name="P2"><text:tab/>cout &lt;&lt; "2. Subtract Numbers" &lt;&lt; endl;</text:p>
            <text:p text:style-name="P2"><text:tab/>cout &lt;&lt; "3. Quit" &lt;&lt; endl;</text:p>
            <text:p text:style-name="P2">}</text:p>
            <text:p text:style-name="P2"/>
            <text:p text:style-name="P2">int main()</text:p>
            <text:p text:style-name="P2">{</text:p>
            <text:p text:style-name="P2"><text:tab/>OutputMenu();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7.A2" office:value-type="string">
            <text:h text:style-name="Heading_20_3" text:outline-level="3">Function that returns an int</text:h>
            <text:p text:style-name="P2">#include &lt;iostream&gt;</text:p>
            <text:p text:style-name="P2">using namespace std;</text:p>
            <text:p text:style-name="P2"/>
            <text:p text:style-name="P2">int OutputMenu()</text:p>
            <text:p text:style-name="P2">{</text:p>
            <text:p text:style-name="P2"><text:tab/>cout &lt;&lt; "WELCOME!" &lt;&lt; endl;</text:p>
            <text:p text:style-name="P2"><text:tab/>cout &lt;&lt; "1. Add Numbers" &lt;&lt; endl;</text:p>
            <text:p text:style-name="P2"><text:tab/>cout &lt;&lt; "2. Subtract Numbers" &lt;&lt; endl;</text:p>
            <text:p text:style-name="P2"><text:tab/>cout &lt;&lt; "3. Quit" &lt;&lt; endl;</text:p>
            <text:p text:style-name="P2"/>
            <text:p text:style-name="P2"><text:tab/>int choice;</text:p>
            <text:p text:style-name="P2"><text:tab/>cin &gt;&gt; choice;</text:p>
            <text:p text:style-name="P2"><text:tab/>return choice;</text:p>
            <text:p text:style-name="P2">}</text:p>
            <text:p text:style-name="P2"/>
            <text:p text:style-name="P2">int main()</text:p>
            <text:p text:style-name="P2">{</text:p>
            <text:p text:style-name="P2"><text:tab/>int userChoice = OutputMenu();</text:p>
            <text:p text:style-name="P2"/>
            <text:p text:style-name="P2"><text:tab/>// more program logic goes here</text:p>
            <text:p text:style-name="P2"/>
            <text:p text:style-name="P2"><text:tab/>return 0;</text:p>
            <text:p text:style-name="P2">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h text:style-name="Heading_20_3" text:outline-level="3">Simple function with parameters and return value</text:h>
            <text:p text:style-name="P2">#include &lt;iostream&gt;</text:p>
            <text:p text:style-name="P2">using namespace std;</text:p>
            <text:p text:style-name="P2"/>
            <text:p text:style-name="P2">int Sum( int number1, int number2 )</text:p>
            <text:p text:style-name="P2">{</text:p>
            <text:p text:style-name="P2"><text:tab/>return number1 + number2;</text:p>
            <text:p text:style-name="P2">}</text:p>
            <text:p text:style-name="P2"/>
            <text:p text:style-name="P2">int main()</text:p>
            <text:p text:style-name="P2">{</text:p>
            <text:p text:style-name="P2"><text:tab/>int num1 = 5;</text:p>
            <text:p text:style-name="P2"><text:tab/>int num2 = 3;</text:p>
            <text:p text:style-name="P2"/>
            <text:p text:style-name="P2"><text:tab/>int sum = Sum( 5, 3 );</text:p>
            <text:p text:style-name="P2"><text:tab/>cout &lt;&lt; "Sum: " &lt;&lt; sum &lt;&lt; endl;</text:p>
            <text:p text:style-name="P2"/>
            <text:p text:style-name="P2"><text:tab/>return 0;</text:p>
            <text:p text:style-name="P2">}</text:p>
          </table:table-cell>
        </table:table-row>
        <table:table-row>
          <table:table-cell table:style-name="Table8.A2" office:value-type="string">
            <text:h text:style-name="Heading_20_3" text:outline-level="3">Function with an array as a parameter</text:h>
            <text:p text:style-name="P2">#include &lt;iostream&gt;</text:p>
            <text:p text:style-name="P2">#include &lt;string&gt;</text:p>
            <text:p text:style-name="P2">using namespace std;</text:p>
            <text:p text:style-name="P2"/>
            <text:p text:style-name="P2">int OutputMenu( string choices[], int choiceCount )</text:p>
            <text:p text:style-name="P2">{</text:p>
            <text:p text:style-name="P2"><text:tab/>for ( int i = 0; i &lt; choiceCount; i++ )</text:p>
            <text:p text:style-name="P2"><text:tab/>{</text:p>
            <text:p text:style-name="P2"><text:tab/><text:tab/>cout &lt;&lt; i &lt;&lt; ". " &lt;&lt; choices[i] &lt;&lt; endl;</text:p>
            <text:p text:style-name="P2"><text:tab/>}</text:p>
            <text:p text:style-name="P2"/>
            <text:p text:style-name="P2"><text:tab/>int choice;</text:p>
            <text:p text:style-name="P2"><text:tab/>cin &gt;&gt; choice;</text:p>
            <text:p text:style-name="P2"><text:tab/>return choice;</text:p>
            <text:p text:style-name="P2">}</text:p>
            <text:p text:style-name="P2"/>
            <text:p text:style-name="P2">int main()</text:p>
            <text:p text:style-name="P2">{</text:p>
            <text:p text:style-name="P2"><text:tab/>string choices[] = { "Add Numbers", "Subtract Numbers", <text:tab/><text:tab/><text:tab/>"Quit" };</text:p>
            <text:p text:style-name="P2"/>
            <text:p text:style-name="P2"><text:tab/>int userChoice = OutputMenu( choices, 3 );</text:p>
            <text:p text:style-name="P2"/>
            <text:p text:style-name="P2"><text:tab/>// Program Logic</text:p>
            <text:p text:style-name="P2"/>
            <text:p text:style-name="P2"><text:tab/>return 0;</text:p>
            <text:p text:style-name="P2">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h text:style-name="Heading_20_3" text:outline-level="3">Simple Struct</text:h>
            <text:p text:style-name="P2">struct Vector</text:p>
            <text:p text:style-name="P2">{</text:p>
            <text:p text:style-name="P2"><text:tab/>int x, y;</text:p>
            <text:p text:style-name="P2">};</text:p>
          </table:table-cell>
        </table:table-row>
        <table:table-row>
          <table:table-cell table:style-name="Table9.A2" office:value-type="string">
            <text:h text:style-name="Heading_20_3" text:outline-level="3">Simple Class</text:h>
            <text:p text:style-name="P1">class Vector</text:p>
            <text:p text:style-name="P1">{</text:p>
            <text:p text:style-name="P1"><text:tab/>public:</text:p>
            <text:p text:style-name="P1"><text:tab/>int x, y;</text:p>
            <text:p text:style-name="P1">};</text:p>
          </table:table-cell>
        </table:table-row>
        <table:table-row>
          <table:table-cell table:style-name="Table9.A2" office:value-type="string">
            <text:h text:style-name="Heading_20_3" text:outline-level="3">Class with Functions</text:h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">// Vector.h file</text:p>
                  <text:p text:style-name="P2">class Vector</text:p>
                  <text:p text:style-name="P2">{</text:p>
                  <text:p text:style-name="P2"><text:tab/>public:</text:p>
                  <text:p text:style-name="P2"><text:tab/>void SetX( int value );</text:p>
                  <text:p text:style-name="P2"><text:tab/>void SetY( int value );</text:p>
                  <text:p text:style-name="P2"/>
                  <text:p text:style-name="P2"><text:tab/>int GetX();</text:p>
                  <text:p text:style-name="P2"><text:tab/>int GetY();</text:p>
                  <text:p text:style-name="P2"/>
                  <text:p text:style-name="P2"><text:tab/>private:</text:p>
                  <text:p text:style-name="P2"><text:tab/>int x, y;</text:p>
                  <text:p text:style-name="P2">};</text:p>
                </table:table-cell>
                <table:table-cell table:style-name="Table10.B1" office:value-type="string">
                  <text:p text:style-name="P2">// Vector.cpp file</text:p>
                  <text:p text:style-name="P2">void Vector::SetX( int value )</text:p>
                  <text:p text:style-name="P2">{</text:p>
                  <text:p text:style-name="P2"><text:tab/>x = value;</text:p>
                  <text:p text:style-name="P2">}</text:p>
                  <text:p text:style-name="P2"/>
                  <text:p text:style-name="P2">void Vector::SetY( int value )</text:p>
                  <text:p text:style-name="P2">{</text:p>
                  <text:p text:style-name="P2"><text:tab/>y = value;</text:p>
                  <text:p text:style-name="P2">}</text:p>
                  <text:p text:style-name="P2"/>
                  <text:p text:style-name="P2">int Vector::GetX()</text:p>
                  <text:p text:style-name="P2">{</text:p>
                  <text:p text:style-name="P2"><text:tab/>return x;</text:p>
                  <text:p text:style-name="P2">}</text:p>
                  <text:p text:style-name="P2"/>
                  <text:p text:style-name="P2">int Vector::GetY()</text:p>
                  <text:p text:style-name="P2">{</text:p>
                  <text:p text:style-name="P2"><text:tab/>return y;</text:p>
                  <text:p text:style-name="P2">}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fo:text-align="end" style:justify-single-word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2:12:04</meta:creation-date>
    <dc:date>2013-06-14T12:48:23</dc:date>
    <meta:editing-duration>PT36M</meta:editing-duration>
    <meta:editing-cycles>35</meta:editing-cycles>
    <meta:generator>LibreOffice/3.5$Linux_X86_64 LibreOffice_project/350m1$Build-2</meta:generator>
    <meta:document-statistic meta:table-count="10" meta:image-count="0" meta:object-count="0" meta:page-count="9" meta:paragraph-count="281" meta:word-count="878" meta:character-count="4602" meta:non-whitespace-character-count="3853"/>
  </office:meta>
</office:document-meta>
</file>